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gender test</text:p>
      <text:p text:style-name="Standard"/>
      <text:p text:style-name="Standard">This is spoken in Alex</text:p>
      <text:p text:style-name="Standard"/>
      <text:p text:style-name="Standard">This is spoken in Vickie</text:p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1T11:31:31</meta:creation-date>
    <meta:document-statistic meta:table-count="0" meta:image-count="0" meta:object-count="0" meta:page-count="1" meta:paragraph-count="4" meta:word-count="20" meta:character-count="92"/>
    <dc:date>2009-04-11T11:32:51</dc:date>
    <meta:editing-duration>PT00H01M20S</meta:editing-duration>
    <meta:editing-cycles>1</meta:editing-cycles>
    <meta:generator>OpenOffice.org/3.0$Unix OpenOffice.org_project/300m15$Build-9379</meta:generator>
  </office:meta>
</office:document-meta>
</file>